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background-color="#ffff00"/>
    </style:style>
    <style:style style:name="T2" style:family="text">
      <style:text-properties fo:background-color="#00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</text:p>
      <text:p text:style-name="Standard"><text:s/></text:p>
      <text:p text:style-name="Standard"><text:span text:style-name="T1">On</text:span> me di<text:span text:style-name="T1">t</text:span> que no<text:span text:style-name="T1">s</text:span> vi<text:span text:style-name="T1">es</text:span> ne valent pa<text:span text:style-name="T1">s</text:span> grand chose,</text:p>
      <text:p text:style-name="Standard">El<text:span text:style-name="T1">les</text:span> passent en un instant comme fanent les roses.<text:tab/></text:p>
      <text:p text:style-name="Standard"><text:span text:style-name="T1">On</text:span> me dit que <text:span text:style-name="T1">le</text:span> temps qui glisse est u<text:span text:style-name="T1">n</text:span> salaud</text:p>
      <text:p text:style-name="Standard">Que, de nos chagrins, il s'<text:span text:style-name="T2">e</text:span>n fait des manteaux</text:p>
      <text:p text:style-name="Standard"/>
      <text:p text:style-name="Standard">Pourtant quelqu'un m'a dit... <text:s/></text:p>
      <text:p text:style-name="Standard">Que tu m'aimais encore, <text:s/></text:p>
      <text:p text:style-name="Standard">C'est quelqu'un qui m'a dit <text:s/></text:p>
      <text:p text:style-name="Standard">Que tu m'aimais encore. <text:s/></text:p>
      <text:p text:style-name="Standard">Serait-ce possible alors ? </text:p>
      <text:p text:style-name="Standard"/>
      <text:p text:style-name="Standard">On me dit qu’le destin se moque bien de nous</text:p>
      <text:p text:style-name="Standard">Qu'il ne nous donne rien et qu'il nous promet tout</text:p>
      <text:p text:style-name="Standard">Parait qu'le bonheur est à portée de main,</text:p>
      <text:p text:style-name="Standard">Alors on tend la main et on se retrouve fou</text:p>
      <text:p text:style-name="Standard"/>
      <text:p text:style-name="Standard">Mais qui est ce qui m'a dit que toujours tu m'aimais?</text:p>
      <text:p text:style-name="Standard">Je ne me souviens plus c'était tard dans la nuit,</text:p>
      <text:p text:style-name="Standard">J'entend encore la voix, mais je ne vois plus les traits</text:p>
      <text:p text:style-name="Standard">"Il vous aime, c'est secret, lui dites pas que j'vous l'ai dit"</text:p>
      <text:p text:style-name="Standard"/>
      <text:p text:style-name="Standard">On me dit que nos vies ne valent pas grand chose,</text:p>
      <text:p text:style-name="Standard">Elles passent en un instant comme fanent les roses</text:p>
      <text:p text:style-name="Standard">On me dit que le temps qui glisse est un salaud</text:p>
      <text:p text:style-name="Standard">Que de nos tristesses il s'en fait des manteaux,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bron james</meta:initial-creator>
    <meta:creation-date>2014-12-12T19:54:23.16</meta:creation-date>
    <dc:date>2014-12-15T23:33:15.28</dc:date>
    <dc:creator>lebron james</dc:creator>
    <meta:editing-duration>PT75H38M55S</meta:editing-duration>
    <meta:editing-cycles>4</meta:editing-cycles>
    <meta:generator>OpenOffice.org/3.2$Win32 OpenOffice.org_project/320m12$Build-9483</meta:generator>
    <meta:document-statistic meta:table-count="0" meta:image-count="0" meta:object-count="0" meta:page-count="1" meta:paragraph-count="23" meta:word-count="183" meta:character-count="928"/>
  </office:meta>
</office:document-meta>
</file>